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TermEnum.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gmentTermEnum.term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scanTo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gment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docFre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p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gmentTermEnum.freq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gmentTermEnum.termInfo( TermInfo 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seek( long pointer , int p , Term t , TermInfo t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gmentTermEnum.SegmentTermEnum( IndexInput i , FieldInfos fis , boolean is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gment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TermEnum.prox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